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dash" draw:stroke-dash="Line_20_Style_20_1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_GOpenmax" table:style-name="ta1">
        <table:shapes>
          <draw:frame draw:z-index="0" draw:style-name="gr1" draw:text-style-name="P1" svg:width="453.26pt" svg:height="255.26pt" svg:x="593.46pt" svg:y="0pt">
            <loext:p draw:notify-on-update-of-ranges="results_GOpenmax.G28:results_GOpenmax.J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ennessid 0</text:p>
          </table:table-cell>
          <table:table-cell office:value-type="string" calcext:value-type="string">
            <text:p>Opennessid 1</text:p>
          </table:table-cell>
          <table:table-cell office:value-type="string" calcext:value-type="string">
            <text:p>Opennessid 2</text:p>
          </table:table-cell>
          <table:table-cell office:value-type="string" calcext:value-type="string">
            <text:p>Opennessid 3</text:p>
          </table:table-cell>
          <table:table-cell office:value-type="string" calcext:value-type="string">
            <text:p>Opennessid 4</text:p>
          </table:table-cell>
          <table:table-cell table:number-columns-repeated="5"/>
        </table:table-row>
        <table:table-row table:style-name="ro1">
          <table:table-cell office:value-type="float" office:value="0.967979563951761" calcext:value-type="float">
            <text:p>0.967979564</text:p>
          </table:table-cell>
          <table:table-cell office:value-type="float" office:value="0.938267295048583" calcext:value-type="float">
            <text:p>0.938267295</text:p>
          </table:table-cell>
          <table:table-cell office:value-type="float" office:value="0.906147375698566" calcext:value-type="float">
            <text:p>0.9061473757</text:p>
          </table:table-cell>
          <table:table-cell office:value-type="float" office:value="0.895046678955819" calcext:value-type="float">
            <text:p>0.895046679</text:p>
          </table:table-cell>
          <table:table-cell table:number-columns-repeated="6"/>
        </table:table-row>
        <table:table-row table:style-name="ro1">
          <table:table-cell office:value-type="float" office:value="0.969514356611131" calcext:value-type="float">
            <text:p>0.9695143566</text:p>
          </table:table-cell>
          <table:table-cell office:value-type="float" office:value="0.935612865835989" calcext:value-type="float">
            <text:p>0.9356128658</text:p>
          </table:table-cell>
          <table:table-cell office:value-type="float" office:value="0.920253164556962" calcext:value-type="float">
            <text:p>0.9202531646</text:p>
          </table:table-cell>
          <table:table-cell office:value-type="float" office:value="0.918550992155053" calcext:value-type="float">
            <text:p>0.9185509922</text:p>
          </table:table-cell>
          <table:table-cell table:number-columns-repeated="6"/>
        </table:table-row>
        <table:table-row table:style-name="ro1">
          <table:table-cell office:value-type="float" office:value="0.97860610055732" calcext:value-type="float">
            <text:p>0.9786061006</text:p>
          </table:table-cell>
          <table:table-cell office:value-type="float" office:value="0.967626328992952" calcext:value-type="float">
            <text:p>0.967626329</text:p>
          </table:table-cell>
          <table:table-cell office:value-type="float" office:value="0.957798825080926" calcext:value-type="float">
            <text:p>0.9577988251</text:p>
          </table:table-cell>
          <table:table-cell office:value-type="float" office:value="0.950075278530563" calcext:value-type="float">
            <text:p>0.9500752785</text:p>
          </table:table-cell>
          <table:table-cell table:number-columns-repeated="6"/>
        </table:table-row>
        <table:table-row table:style-name="ro1">
          <table:table-cell office:value-type="float" office:value="0.943610547667343" calcext:value-type="float">
            <text:p>0.9436105477</text:p>
          </table:table-cell>
          <table:table-cell office:value-type="float" office:value="0.932960893854749" calcext:value-type="float">
            <text:p>0.9329608939</text:p>
          </table:table-cell>
          <table:table-cell office:value-type="float" office:value="0.923314156930194" calcext:value-type="float">
            <text:p>0.9233141569</text:p>
          </table:table-cell>
          <table:table-cell office:value-type="float" office:value="0.913264702402082" calcext:value-type="float">
            <text:p>0.9132647024</text:p>
          </table:table-cell>
          <table:table-cell table:number-columns-repeated="6"/>
        </table:table-row>
        <table:table-row table:style-name="ro1">
          <table:table-cell office:value-type="float" office:value="0.975720416922134" calcext:value-type="float">
            <text:p>0.9757204169</text:p>
          </table:table-cell>
          <table:table-cell office:value-type="float" office:value="0.956292203806016" calcext:value-type="float">
            <text:p>0.9562922038</text:p>
          </table:table-cell>
          <table:table-cell office:value-type="float" office:value="0.932029339853301" calcext:value-type="float">
            <text:p>0.9320293399</text:p>
          </table:table-cell>
          <table:table-cell office:value-type="float" office:value="0.931382750811042" calcext:value-type="float">
            <text:p>0.9313827508</text:p>
          </table:table-cell>
          <table:table-cell table:number-columns-repeated="6"/>
        </table:table-row>
        <table:table-row table:style-name="ro1">
          <table:table-cell office:value-type="float" office:value="0.970209244591559" calcext:value-type="float">
            <text:p>0.9702092446</text:p>
          </table:table-cell>
          <table:table-cell office:value-type="float" office:value="0.950985583995293" calcext:value-type="float">
            <text:p>0.950985584</text:p>
          </table:table-cell>
          <table:table-cell office:value-type="float" office:value="0.921434820647419" calcext:value-type="float">
            <text:p>0.9214348206</text:p>
          </table:table-cell>
          <table:table-cell office:value-type="float" office:value="0.911101959169265" calcext:value-type="float">
            <text:p>0.9111019592</text:p>
          </table:table-cell>
          <table:table-cell table:number-columns-repeated="6"/>
        </table:table-row>
        <table:table-row table:style-name="ro1">
          <table:table-cell office:value-type="float" office:value="0.96663916067429" calcext:value-type="float">
            <text:p>0.9666391607</text:p>
          </table:table-cell>
          <table:table-cell office:value-type="float" office:value="0.92959385546375" calcext:value-type="float">
            <text:p>0.9295938555</text:p>
          </table:table-cell>
          <table:table-cell office:value-type="float" office:value="0.917286298922128" calcext:value-type="float">
            <text:p>0.9172862989</text:p>
          </table:table-cell>
          <table:table-cell office:value-type="float" office:value="0.913438045375218" calcext:value-type="float">
            <text:p>0.9134380454</text:p>
          </table:table-cell>
          <table:table-cell table:number-columns-repeated="6"/>
        </table:table-row>
        <table:table-row table:style-name="ro1">
          <table:table-cell office:value-type="float" office:value="0.966254353308514" calcext:value-type="float">
            <text:p>0.9662543533</text:p>
          </table:table-cell>
          <table:table-cell office:value-type="float" office:value="0.962042121779012" calcext:value-type="float">
            <text:p>0.9620421218</text:p>
          </table:table-cell>
          <table:table-cell office:value-type="float" office:value="0.955458726700557" calcext:value-type="float">
            <text:p>0.9554587267</text:p>
          </table:table-cell>
          <table:table-cell office:value-type="float" office:value="0.949259147263381" calcext:value-type="float">
            <text:p>0.9492591473</text:p>
          </table:table-cell>
          <table:table-cell table:number-columns-repeated="6"/>
        </table:table-row>
        <table:table-row table:style-name="ro1">
          <table:table-cell office:value-type="float" office:value="0.936419538229493" calcext:value-type="float">
            <text:p>0.9364195382</text:p>
          </table:table-cell>
          <table:table-cell office:value-type="float" office:value="0.920684292379471" calcext:value-type="float">
            <text:p>0.9206842924</text:p>
          </table:table-cell>
          <table:table-cell office:value-type="float" office:value="0.910804092722123" calcext:value-type="float">
            <text:p>0.9108040927</text:p>
          </table:table-cell>
          <table:table-cell office:value-type="float" office:value="0.902927941090526" calcext:value-type="float">
            <text:p>0.9029279411</text:p>
          </table:table-cell>
          <table:table-cell table:number-columns-repeated="6"/>
        </table:table-row>
        <table:table-row table:style-name="ro1">
          <table:table-cell office:value-type="float" office:value="0.97198673055658" calcext:value-type="float">
            <text:p>0.9719867306</text:p>
          </table:table-cell>
          <table:table-cell office:value-type="float" office:value="0.953331700146987" calcext:value-type="float">
            <text:p>0.9533317001</text:p>
          </table:table-cell>
          <table:table-cell office:value-type="float" office:value="0.929094747299143" calcext:value-type="float">
            <text:p>0.9290947473</text:p>
          </table:table-cell>
          <table:table-cell office:value-type="float" office:value="0.928057553956834" calcext:value-type="float">
            <text:p>0.928057554</text:p>
          </table:table-cell>
          <table:table-cell table:number-columns-repeated="6"/>
        </table:table-row>
        <table:table-row table:style-name="ro1">
          <table:table-cell office:value-type="float" office:value="0.964809210135897" calcext:value-type="float">
            <text:p>0.9648092101</text:p>
          </table:table-cell>
          <table:table-cell office:value-type="float" office:value="0.943810930576071" calcext:value-type="float">
            <text:p>0.9438109306</text:p>
          </table:table-cell>
          <table:table-cell office:value-type="float" office:value="0.918820274327427" calcext:value-type="float">
            <text:p>0.9188202743</text:p>
          </table:table-cell>
          <table:table-cell office:value-type="float" office:value="0.912641796281137" calcext:value-type="float">
            <text:p>0.9126417963</text:p>
          </table:table-cell>
          <table:table-cell table:number-columns-repeated="6"/>
        </table:table-row>
        <table:table-row table:style-name="ro1">
          <table:table-cell office:value-type="float" office:value="0.967635441844014" calcext:value-type="float">
            <text:p>0.9676354418</text:p>
          </table:table-cell>
          <table:table-cell office:value-type="float" office:value="0.941920510588918" calcext:value-type="float">
            <text:p>0.9419205106</text:p>
          </table:table-cell>
          <table:table-cell office:value-type="float" office:value="0.929159420289855" calcext:value-type="float">
            <text:p>0.9291594203</text:p>
          </table:table-cell>
          <table:table-cell office:value-type="float" office:value="0.926140012845215" calcext:value-type="float">
            <text:p>0.9261400128</text:p>
          </table:table-cell>
          <table:table-cell table:number-columns-repeated="6"/>
        </table:table-row>
        <table:table-row table:style-name="ro1">
          <table:table-cell office:value-type="float" office:value="0.968663705126666" calcext:value-type="float">
            <text:p>0.9686637051</text:p>
          </table:table-cell>
          <table:table-cell office:value-type="float" office:value="0.962588107717332" calcext:value-type="float">
            <text:p>0.9625881077</text:p>
          </table:table-cell>
          <table:table-cell office:value-type="float" office:value="0.957399507300367" calcext:value-type="float">
            <text:p>0.9573995073</text:p>
          </table:table-cell>
          <table:table-cell office:value-type="float" office:value="0.95191899593767" calcext:value-type="float">
            <text:p>0.9519189959</text:p>
          </table:table-cell>
          <table:table-cell table:number-columns-repeated="6"/>
        </table:table-row>
        <table:table-row table:style-name="ro1">
          <table:table-cell office:value-type="float" office:value="0.9395338102931" calcext:value-type="float">
            <text:p>0.9395338103</text:p>
          </table:table-cell>
          <table:table-cell office:value-type="float" office:value="0.927580174927114" calcext:value-type="float">
            <text:p>0.9275801749</text:p>
          </table:table-cell>
          <table:table-cell office:value-type="float" office:value="0.915116750680804" calcext:value-type="float">
            <text:p>0.9151167507</text:p>
          </table:table-cell>
          <table:table-cell office:value-type="float" office:value="0.909216510275747" calcext:value-type="float">
            <text:p>0.9092165103</text:p>
          </table:table-cell>
          <table:table-cell table:number-columns-repeated="6"/>
        </table:table-row>
        <table:table-row table:style-name="ro1">
          <table:table-cell office:value-type="float" office:value="0.973509933774834" calcext:value-type="float">
            <text:p>0.9735099338</text:p>
          </table:table-cell>
          <table:table-cell office:value-type="float" office:value="0.957225150140948" calcext:value-type="float">
            <text:p>0.9572251501</text:p>
          </table:table-cell>
          <table:table-cell office:value-type="float" office:value="0.938899950223992" calcext:value-type="float">
            <text:p>0.9388999502</text:p>
          </table:table-cell>
          <table:table-cell office:value-type="float" office:value="0.936887446157688" calcext:value-type="float">
            <text:p>0.9368874462</text:p>
          </table:table-cell>
          <table:table-cell table:number-columns-repeated="6"/>
        </table:table-row>
        <table:table-row table:style-name="ro1">
          <table:table-cell office:value-type="float" office:value="0.967367485934261" calcext:value-type="float">
            <text:p>0.9673674859</text:p>
          </table:table-cell>
          <table:table-cell office:value-type="float" office:value="0.938062466913711" calcext:value-type="float">
            <text:p>0.9380624669</text:p>
          </table:table-cell>
          <table:table-cell office:value-type="float" office:value="0.909568874868559" calcext:value-type="float">
            <text:p>0.9095688749</text:p>
          </table:table-cell>
          <table:table-cell office:value-type="float" office:value="0.901615611789912" calcext:value-type="float">
            <text:p>0.9016156118</text:p>
          </table:table-cell>
          <table:table-cell table:number-columns-repeated="6"/>
        </table:table-row>
        <table:table-row table:style-name="ro1">
          <table:table-cell office:value-type="float" office:value="0.971756709246455" calcext:value-type="float">
            <text:p>0.9717567092</text:p>
          </table:table-cell>
          <table:table-cell office:value-type="float" office:value="0.943516216684974" calcext:value-type="float">
            <text:p>0.9435162167</text:p>
          </table:table-cell>
          <table:table-cell office:value-type="float" office:value="0.931482885299434" calcext:value-type="float">
            <text:p>0.9314828853</text:p>
          </table:table-cell>
          <table:table-cell office:value-type="float" office:value="0.92850499883748" calcext:value-type="float">
            <text:p>0.9285049988</text:p>
          </table:table-cell>
          <table:table-cell table:number-columns-repeated="6"/>
        </table:table-row>
        <table:table-row table:style-name="ro1">
          <table:table-cell office:value-type="float" office:value="0.953222268334618" calcext:value-type="float">
            <text:p>0.9532222683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936304956765315" calcext:value-type="float">
            <text:p>0.9363049568</text:p>
          </table:table-cell>
          <table:table-cell office:value-type="float" office:value="0.931099374734414" calcext:value-type="float">
            <text:p>0.9310993747</text:p>
          </table:table-cell>
          <table:table-cell table:number-columns-repeated="6"/>
        </table:table-row>
        <table:table-row table:style-name="ro1">
          <table:table-cell office:value-type="float" office:value="0.957029866603707" calcext:value-type="float">
            <text:p>0.9570298666</text:p>
          </table:table-cell>
          <table:table-cell office:value-type="float" office:value="0.942734388794067" calcext:value-type="float">
            <text:p>0.9427343888</text:p>
          </table:table-cell>
          <table:table-cell office:value-type="float" office:value="0.9348944474011" calcext:value-type="float">
            <text:p>0.9348944474</text:p>
          </table:table-cell>
          <table:table-cell office:value-type="float" office:value="0.929554079696395" calcext:value-type="float">
            <text:p>0.9295540797</text:p>
          </table:table-cell>
          <table:table-cell table:number-columns-repeated="6"/>
        </table:table-row>
        <table:table-row table:style-name="ro1">
          <table:table-cell office:value-type="float" office:value="0.975015384615385" calcext:value-type="float">
            <text:p>0.9750153846</text:p>
          </table:table-cell>
          <table:table-cell office:value-type="float" office:value="0.957377049180328" calcext:value-type="float">
            <text:p>0.9573770492</text:p>
          </table:table-cell>
          <table:table-cell office:value-type="float" office:value="0.939940313354887" calcext:value-type="float">
            <text:p>0.9399403134</text:p>
          </table:table-cell>
          <table:table-cell office:value-type="float" office:value="0.937706142261497" calcext:value-type="float">
            <text:p>0.9377061423</text:p>
          </table:table-cell>
          <table:table-cell table:number-columns-repeated="6"/>
        </table:table-row>
        <table:table-row table:style-name="ro1">
          <table:table-cell office:value-type="float" office:value="0.968085106382979" calcext:value-type="float">
            <text:p>0.9680851064</text:p>
          </table:table-cell>
          <table:table-cell office:value-type="float" office:value="0.933844011142061" calcext:value-type="float">
            <text:p>0.9338440111</text:p>
          </table:table-cell>
          <table:table-cell office:value-type="float" office:value="0.896471949103528" calcext:value-type="float">
            <text:p>0.8964719491</text:p>
          </table:table-cell>
          <table:table-cell office:value-type="float" office:value="0.885810732161565" calcext:value-type="float">
            <text:p>0.8858107322</text:p>
          </table:table-cell>
          <table:table-cell table:number-columns-repeated="6"/>
        </table:table-row>
        <table:table-row table:style-name="ro1">
          <table:table-cell office:value-type="float" office:value="0.966983639477881" calcext:value-type="float">
            <text:p>0.9669836395</text:p>
          </table:table-cell>
          <table:table-cell office:value-type="float" office:value="0.942762121477332" calcext:value-type="float">
            <text:p>0.9427621215</text:p>
          </table:table-cell>
          <table:table-cell office:value-type="float" office:value="0.931127537252141" calcext:value-type="float">
            <text:p>0.9311275373</text:p>
          </table:table-cell>
          <table:table-cell office:value-type="float" office:value="0.92596697975614" calcext:value-type="float">
            <text:p>0.9259669798</text:p>
          </table:table-cell>
          <table:table-cell table:number-columns-repeated="6"/>
        </table:table-row>
        <table:table-row table:style-name="ro1">
          <table:table-cell office:value-type="float" office:value="0.974383760270662" calcext:value-type="float">
            <text:p>0.9743837603</text:p>
          </table:table-cell>
          <table:table-cell office:value-type="float" office:value="0.965864175350341" calcext:value-type="float">
            <text:p>0.9658641754</text:p>
          </table:table-cell>
          <table:table-cell office:value-type="float" office:value="0.954376721350736" calcext:value-type="float">
            <text:p>0.9543767214</text:p>
          </table:table-cell>
          <table:table-cell office:value-type="float" office:value="0.946157992453734" calcext:value-type="float">
            <text:p>0.9461579925</text:p>
          </table:table-cell>
          <table:table-cell table:number-columns-repeated="6"/>
        </table:table-row>
        <table:table-row table:style-name="ro1">
          <table:table-cell office:value-type="float" office:value="0.944441212403281" calcext:value-type="float">
            <text:p>0.9444412124</text:p>
          </table:table-cell>
          <table:table-cell office:value-type="float" office:value="0.93199462961882" calcext:value-type="float">
            <text:p>0.9319946296</text:p>
          </table:table-cell>
          <table:table-cell office:value-type="float" office:value="0.917232498243971" calcext:value-type="float">
            <text:p>0.9172324982</text:p>
          </table:table-cell>
          <table:table-cell office:value-type="float" office:value="0.912100722779203" calcext:value-type="float">
            <text:p>0.9121007228</text:p>
          </table:table-cell>
          <table:table-cell table:number-columns-repeated="6"/>
        </table:table-row>
        <table:table-row table:style-name="ro1">
          <table:table-cell office:value-type="float" office:value="0.97089294523927" calcext:value-type="float">
            <text:p>0.9708929452</text:p>
          </table:table-cell>
          <table:table-cell office:value-type="float" office:value="0.954437037490062" calcext:value-type="float">
            <text:p>0.9544370375</text:p>
          </table:table-cell>
          <table:table-cell office:value-type="float" office:value="0.939506172839506" calcext:value-type="float">
            <text:p>0.9395061728</text:p>
          </table:table-cell>
          <table:table-cell office:value-type="float" office:value="0.93869495497718" calcext:value-type="float">
            <text:p>0.9386949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5"/>
          <table:table-cell table:formula="of:=AVERAGE([.A3:.A27])" office:value-type="float" office:value="0.964410819710125" calcext:value-type="float">
            <text:p>0.9644108197</text:p>
          </table:table-cell>
          <table:table-cell table:formula="of:=AVERAGE([.B3:.I27])" office:value-type="float" office:value="0.93262138352956" calcext:value-type="float">
            <text:p>0.9326213835</text:p>
          </table:table-cell>
          <table:table-cell table:formula="of:=AVERAGE([.C3:.C27])" office:value-type="float" office:value="0.928956952308518" calcext:value-type="float">
            <text:p>0.9289569523</text:p>
          </table:table-cell>
          <table:table-cell table:formula="of:=AVERAGE([.D3:.D27])" office:value-type="float" office:value="0.923484856026191" calcext:value-type="float">
            <text:p>0.923484856</text:p>
          </table:table-cell>
        </table:table-row>
        <table:table-row table:style-name="ro1">
          <table:table-cell office:value-type="string" calcext:value-type="string">
            <text:p>Opennessid 0</text:p>
          </table:table-cell>
          <table:table-cell office:value-type="string" calcext:value-type="string">
            <text:p>Opennessid 1</text:p>
          </table:table-cell>
          <table:table-cell office:value-type="string" calcext:value-type="string">
            <text:p>Opennessid 2</text:p>
          </table:table-cell>
          <table:table-cell office:value-type="string" calcext:value-type="string">
            <text:p>Opennessid 3</text:p>
          </table:table-cell>
          <table:table-cell office:value-type="string" calcext:value-type="string">
            <text:p>Opennessid 4</text:p>
          </table:table-cell>
          <table:table-cell table:number-columns-repeated="5"/>
        </table:table-row>
        <table:table-row table:style-name="ro1">
          <table:table-cell office:value-type="float" office:value="0.998531432220893" calcext:value-type="float">
            <text:p>0.9985314322</text:p>
          </table:table-cell>
          <table:table-cell office:value-type="float" office:value="0.999761042893222" calcext:value-type="float">
            <text:p>0.9997610429</text:p>
          </table:table-cell>
          <table:table-cell office:value-type="float" office:value="0.99999132450502" calcext:value-type="float">
            <text:p>0.9999913245</text:p>
          </table:table-cell>
          <table:table-cell office:value-type="float" office:value="0.999999789756554" calcext:value-type="float">
            <text:p>0.9999997898</text:p>
          </table:table-cell>
          <table:table-cell table:number-columns-repeated="6"/>
        </table:table-row>
        <table:table-row table:style-name="ro1">
          <table:table-cell office:value-type="float" office:value="0.998034415312143" calcext:value-type="float">
            <text:p>0.9980344153</text:p>
          </table:table-cell>
          <table:table-cell office:value-type="float" office:value="0.999911018714538" calcext:value-type="float">
            <text:p>0.9999110187</text:p>
          </table:table-cell>
          <table:table-cell office:value-type="float" office:value="0.999973543970213" calcext:value-type="float">
            <text:p>0.999973544</text:p>
          </table:table-cell>
          <table:table-cell office:value-type="float" office:value="0.999984887874336" calcext:value-type="float">
            <text:p>0.9999848879</text:p>
          </table:table-cell>
          <table:table-cell table:number-columns-repeated="6"/>
        </table:table-row>
        <table:table-row table:style-name="ro1">
          <table:table-cell office:value-type="float" office:value="0.953997030098339" calcext:value-type="float">
            <text:p>0.9539970301</text:p>
          </table:table-cell>
          <table:table-cell office:value-type="float" office:value="0.991821077395927" calcext:value-type="float">
            <text:p>0.9918210774</text:p>
          </table:table-cell>
          <table:table-cell office:value-type="float" office:value="0.999316773043793" calcext:value-type="float">
            <text:p>0.999316773</text:p>
          </table:table-cell>
          <table:table-cell office:value-type="float" office:value="0.999872210642949" calcext:value-type="float">
            <text:p>0.9998722106</text:p>
          </table:table-cell>
          <table:table-cell table:number-columns-repeated="6"/>
        </table:table-row>
        <table:table-row table:style-name="ro1">
          <table:table-cell office:value-type="float" office:value="0.98783556248727" calcext:value-type="float">
            <text:p>0.9878355625</text:p>
          </table:table-cell>
          <table:table-cell office:value-type="float" office:value="0.99959083692176" calcext:value-type="float">
            <text:p>0.9995908369</text:p>
          </table:table-cell>
          <table:table-cell office:value-type="float" office:value="0.999986339596434" calcext:value-type="float">
            <text:p>0.9999863396</text:p>
          </table:table-cell>
          <table:table-cell office:value-type="float" office:value="0.999993806462781" calcext:value-type="float">
            <text:p>0.9999938065</text:p>
          </table:table-cell>
          <table:table-cell table:number-columns-repeated="6"/>
        </table:table-row>
        <table:table-row table:style-name="ro1">
          <table:table-cell office:value-type="float" office:value="0.886551860790479" calcext:value-type="float">
            <text:p>0.8865518608</text:p>
          </table:table-cell>
          <table:table-cell office:value-type="float" office:value="0.998529967273853" calcext:value-type="float">
            <text:p>0.9985299673</text:p>
          </table:table-cell>
          <table:table-cell office:value-type="float" office:value="0.999903982831851" calcext:value-type="float">
            <text:p>0.9999039828</text:p>
          </table:table-cell>
          <table:table-cell office:value-type="float" office:value="0.999921394910514" calcext:value-type="float">
            <text:p>0.9999213949</text:p>
          </table:table-cell>
          <table:table-cell table:number-columns-repeated="6"/>
        </table:table-row>
        <table:table-row table:style-name="ro1">
          <table:table-cell office:value-type="float" office:value="0.981674682479733" calcext:value-type="float">
            <text:p>0.9816746825</text:p>
          </table:table-cell>
          <table:table-cell office:value-type="float" office:value="0.99944278275925" calcext:value-type="float">
            <text:p>0.9994427828</text:p>
          </table:table-cell>
          <table:table-cell office:value-type="float" office:value="0.999982686383996" calcext:value-type="float">
            <text:p>0.9999826864</text:p>
          </table:table-cell>
          <table:table-cell office:value-type="float" office:value="0.999998036930941" calcext:value-type="float">
            <text:p>0.9999980369</text:p>
          </table:table-cell>
          <table:table-cell table:number-columns-repeated="6"/>
        </table:table-row>
        <table:table-row table:style-name="ro1">
          <table:table-cell office:value-type="float" office:value="0.997775508589997" calcext:value-type="float">
            <text:p>0.9977755086</text:p>
          </table:table-cell>
          <table:table-cell office:value-type="float" office:value="0.999958426165829" calcext:value-type="float">
            <text:p>0.9999584262</text:p>
          </table:table-cell>
          <table:table-cell office:value-type="float" office:value="0.999973649527486" calcext:value-type="float">
            <text:p>0.9999736495</text:p>
          </table:table-cell>
          <table:table-cell office:value-type="float" office:value="0.999992305487878" calcext:value-type="float">
            <text:p>0.9999923055</text:p>
          </table:table-cell>
          <table:table-cell table:number-columns-repeated="6"/>
        </table:table-row>
        <table:table-row table:style-name="ro1">
          <table:table-cell office:value-type="float" office:value="0.993574275965099" calcext:value-type="float">
            <text:p>0.993574276</text:p>
          </table:table-cell>
          <table:table-cell office:value-type="float" office:value="0.998797299060116" calcext:value-type="float">
            <text:p>0.9987972991</text:p>
          </table:table-cell>
          <table:table-cell office:value-type="float" office:value="0.999703746277088" calcext:value-type="float">
            <text:p>0.9997037463</text:p>
          </table:table-cell>
          <table:table-cell office:value-type="float" office:value="0.999874865968343" calcext:value-type="float">
            <text:p>0.999874866</text:p>
          </table:table-cell>
          <table:table-cell table:number-columns-repeated="6"/>
        </table:table-row>
        <table:table-row table:style-name="ro1">
          <table:table-cell office:value-type="float" office:value="0.997270652748319" calcext:value-type="float">
            <text:p>0.9972706527</text:p>
          </table:table-cell>
          <table:table-cell office:value-type="float" office:value="0.999598137851896" calcext:value-type="float">
            <text:p>0.9995981379</text:p>
          </table:table-cell>
          <table:table-cell office:value-type="float" office:value="0.999940112777566" calcext:value-type="float">
            <text:p>0.9999401128</text:p>
          </table:table-cell>
          <table:table-cell office:value-type="float" office:value="0.999994271207193" calcext:value-type="float">
            <text:p>0.9999942712</text:p>
          </table:table-cell>
          <table:table-cell table:number-columns-repeated="6"/>
        </table:table-row>
        <table:table-row table:style-name="ro1">
          <table:table-cell office:value-type="float" office:value="0.915197658290719" calcext:value-type="float">
            <text:p>0.9151976583</text:p>
          </table:table-cell>
          <table:table-cell office:value-type="float" office:value="0.996477219452593" calcext:value-type="float">
            <text:p>0.9964772195</text:p>
          </table:table-cell>
          <table:table-cell table:number-columns-repeated="2" office:value-type="float" office:value="0.999976861557337" calcext:value-type="float">
            <text:p>0.9999768616</text:p>
          </table:table-cell>
          <table:table-cell table:number-columns-repeated="6"/>
        </table:table-row>
        <table:table-row table:style-name="ro1">
          <table:table-cell office:value-type="float" office:value="0.998497048046538" calcext:value-type="float">
            <text:p>0.998497048</text:p>
          </table:table-cell>
          <table:table-cell office:value-type="float" office:value="0.99992641439166" calcext:value-type="float">
            <text:p>0.9999264144</text:p>
          </table:table-cell>
          <table:table-cell table:number-columns-repeated="2" office:value-type="float" office:value="0.999995639831525" calcext:value-type="float">
            <text:p>0.9999956398</text:p>
          </table:table-cell>
          <table:table-cell table:number-columns-repeated="6"/>
        </table:table-row>
        <table:table-row table:style-name="ro1">
          <table:table-cell office:value-type="float" office:value="0.997207439792095" calcext:value-type="float">
            <text:p>0.9972074398</text:p>
          </table:table-cell>
          <table:table-cell office:value-type="float" office:value="0.999559855849332" calcext:value-type="float">
            <text:p>0.9995598558</text:p>
          </table:table-cell>
          <table:table-cell office:value-type="float" office:value="0.999917612957978" calcext:value-type="float">
            <text:p>0.999917613</text:p>
          </table:table-cell>
          <table:table-cell office:value-type="float" office:value="0.99997785733226" calcext:value-type="float">
            <text:p>0.9999778573</text:p>
          </table:table-cell>
          <table:table-cell table:number-columns-repeated="6"/>
        </table:table-row>
        <table:table-row table:style-name="ro1">
          <table:table-cell office:value-type="float" office:value="0.9957500249347" calcext:value-type="float">
            <text:p>0.9957500249</text:p>
          </table:table-cell>
          <table:table-cell office:value-type="float" office:value="0.999128131761871" calcext:value-type="float">
            <text:p>0.9991281318</text:p>
          </table:table-cell>
          <table:table-cell office:value-type="float" office:value="0.999437746598078" calcext:value-type="float">
            <text:p>0.9994377466</text:p>
          </table:table-cell>
          <table:table-cell office:value-type="float" office:value="0.999919163045632" calcext:value-type="float">
            <text:p>0.999919163</text:p>
          </table:table-cell>
          <table:table-cell table:number-columns-repeated="6"/>
        </table:table-row>
        <table:table-row table:style-name="ro1">
          <table:table-cell office:value-type="float" office:value="0.9911979469978" calcext:value-type="float">
            <text:p>0.991197947</text:p>
          </table:table-cell>
          <table:table-cell office:value-type="float" office:value="0.999861430503596" calcext:value-type="float">
            <text:p>0.9998614305</text:p>
          </table:table-cell>
          <table:table-cell table:number-columns-repeated="2" office:value-type="float" office:value="0.99994182519359" calcext:value-type="float">
            <text:p>0.9999418252</text:p>
          </table:table-cell>
          <table:table-cell table:number-columns-repeated="6"/>
        </table:table-row>
        <table:table-row table:style-name="ro1">
          <table:table-cell office:value-type="float" office:value="0.887146951073714" calcext:value-type="float">
            <text:p>0.8871469511</text:p>
          </table:table-cell>
          <table:table-cell office:value-type="float" office:value="0.996146833928866" calcext:value-type="float">
            <text:p>0.9961468339</text:p>
          </table:table-cell>
          <table:table-cell office:value-type="float" office:value="0.999952607515356" calcext:value-type="float">
            <text:p>0.9999526075</text:p>
          </table:table-cell>
          <table:table-cell office:value-type="float" office:value="0.999974041552189" calcext:value-type="float">
            <text:p>0.9999740416</text:p>
          </table:table-cell>
          <table:table-cell table:number-columns-repeated="6"/>
        </table:table-row>
        <table:table-row table:style-name="ro1">
          <table:table-cell office:value-type="float" office:value="0.997329958275253" calcext:value-type="float">
            <text:p>0.9973299583</text:p>
          </table:table-cell>
          <table:table-cell office:value-type="float" office:value="0.99993647363424" calcext:value-type="float">
            <text:p>0.9999364736</text:p>
          </table:table-cell>
          <table:table-cell table:number-columns-repeated="2" office:value-type="float" office:value="0.999994143777907" calcext:value-type="float">
            <text:p>0.9999941438</text:p>
          </table:table-cell>
          <table:table-cell table:number-columns-repeated="6"/>
        </table:table-row>
        <table:table-row table:style-name="ro1">
          <table:table-cell office:value-type="float" office:value="0.987407730984696" calcext:value-type="float">
            <text:p>0.987407731</text:p>
          </table:table-cell>
          <table:table-cell office:value-type="float" office:value="0.999625667608708" calcext:value-type="float">
            <text:p>0.9996256676</text:p>
          </table:table-cell>
          <table:table-cell table:number-columns-repeated="2" office:value-type="float" office:value="0.999979781968921" calcext:value-type="float">
            <text:p>0.999979782</text:p>
          </table:table-cell>
          <table:table-cell table:number-columns-repeated="6"/>
        </table:table-row>
        <table:table-row table:style-name="ro1">
          <table:table-cell office:value-type="float" office:value="0.996698206177896" calcext:value-type="float">
            <text:p>0.9966982062</text:p>
          </table:table-cell>
          <table:table-cell office:value-type="float" office:value="0.999047043151593" calcext:value-type="float">
            <text:p>0.9990470432</text:p>
          </table:table-cell>
          <table:table-cell office:value-type="float" office:value="0.999971283156258" calcext:value-type="float">
            <text:p>0.9999712832</text:p>
          </table:table-cell>
          <table:table-cell office:value-type="float" office:value="0.999976488561527" calcext:value-type="float">
            <text:p>0.9999764886</text:p>
          </table:table-cell>
          <table:table-cell table:number-columns-repeated="6"/>
        </table:table-row>
        <table:table-row table:style-name="ro1">
          <table:table-cell office:value-type="float" office:value="0.992185988618427" calcext:value-type="float">
            <text:p>0.9921859886</text:p>
          </table:table-cell>
          <table:table-cell office:value-type="float" office:value="0.999195913663297" calcext:value-type="float">
            <text:p>0.9991959137</text:p>
          </table:table-cell>
          <table:table-cell office:value-type="float" office:value="0.999901759916667" calcext:value-type="float">
            <text:p>0.9999017599</text:p>
          </table:table-cell>
          <table:table-cell office:value-type="float" office:value="0.999970347960714" calcext:value-type="float">
            <text:p>0.999970348</text:p>
          </table:table-cell>
          <table:table-cell table:number-columns-repeated="6"/>
        </table:table-row>
        <table:table-row table:style-name="ro1">
          <table:table-cell office:value-type="float" office:value="0.875217908503523" calcext:value-type="float">
            <text:p>0.8752179085</text:p>
          </table:table-cell>
          <table:table-cell office:value-type="float" office:value="0.998689326030735" calcext:value-type="float">
            <text:p>0.998689326</text:p>
          </table:table-cell>
          <table:table-cell office:value-type="float" office:value="0.999945540565847" calcext:value-type="float">
            <text:p>0.9999455406</text:p>
          </table:table-cell>
          <table:table-cell office:value-type="float" office:value="0.999959329545965" calcext:value-type="float">
            <text:p>0.9999593295</text:p>
          </table:table-cell>
          <table:table-cell table:number-columns-repeated="6"/>
        </table:table-row>
        <table:table-row table:style-name="ro1">
          <table:table-cell office:value-type="float" office:value="0.987919303782222" calcext:value-type="float">
            <text:p>0.9879193038</text:p>
          </table:table-cell>
          <table:table-cell office:value-type="float" office:value="0.999651609497192" calcext:value-type="float">
            <text:p>0.9996516095</text:p>
          </table:table-cell>
          <table:table-cell office:value-type="float" office:value="0.999990686162067" calcext:value-type="float">
            <text:p>0.9999906862</text:p>
          </table:table-cell>
          <table:table-cell office:value-type="float" office:value="0.999997566067836" calcext:value-type="float">
            <text:p>0.9999975661</text:p>
          </table:table-cell>
          <table:table-cell table:number-columns-repeated="6"/>
        </table:table-row>
        <table:table-row table:style-name="ro1">
          <table:table-cell office:value-type="float" office:value="0.998057804248657" calcext:value-type="float">
            <text:p>0.9980578042</text:p>
          </table:table-cell>
          <table:table-cell office:value-type="float" office:value="0.999841722033759" calcext:value-type="float">
            <text:p>0.999841722</text:p>
          </table:table-cell>
          <table:table-cell table:number-columns-repeated="2" office:value-type="float" office:value="0.999984644139358" calcext:value-type="float">
            <text:p>0.999984644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99298024360848" calcext:value-type="float">
            <text:p>0.9929802436</text:p>
          </table:table-cell>
          <table:table-cell office:value-type="float" office:value="0.999082452015137" calcext:value-type="float">
            <text:p>0.999082452</text:p>
          </table:table-cell>
          <table:table-cell office:value-type="float" office:value="0.999696249311648" calcext:value-type="float">
            <text:p>0.9996962493</text:p>
          </table:table-cell>
          <table:table-cell table:number-columns-repeated="6"/>
        </table:table-row>
        <table:table-row table:style-name="ro1">
          <table:table-cell office:value-type="float" office:value="0.992811083980043" calcext:value-type="float">
            <text:p>0.992811084</text:p>
          </table:table-cell>
          <table:table-cell office:value-type="float" office:value="0.999682906902631" calcext:value-type="float">
            <text:p>0.9996829069</text:p>
          </table:table-cell>
          <table:table-cell office:value-type="float" office:value="0.999962155308802" calcext:value-type="float">
            <text:p>0.9999621553</text:p>
          </table:table-cell>
          <table:table-cell office:value-type="float" office:value="0.999965343825667" calcext:value-type="float">
            <text:p>0.9999653438</text:p>
          </table:table-cell>
          <table:table-cell table:number-columns-repeated="6"/>
        </table:table-row>
        <table:table-row table:style-name="ro1">
          <table:table-cell office:value-type="float" office:value="0.975707512574012" calcext:value-type="float">
            <text:p>0.9757075126</text:p>
          </table:table-cell>
          <table:table-cell office:value-type="float" office:value="0.995994175824911" calcext:value-type="float">
            <text:p>0.9959941758</text:p>
          </table:table-cell>
          <table:table-cell table:number-columns-repeated="2" office:value-type="float" office:value="0.999866192629131" calcext:value-type="float">
            <text:p>0.999866192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Line_20_Style_20_1" draw:display-name="Line Style 1" draw:style="rect" draw:dots1="2" draw:dots1-length="1.45pt" draw:dots2="1" draw:dots2-length="1.45pt" draw:distance="1.45p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/00/0000</text:date>, <text:time style:data-style-name="N2" text:time-value="14:33:35.020957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9T15:10:25.298334816</dc:date>
    <meta:editing-duration>P2DT20H41M3S</meta:editing-duration>
    <meta:editing-cycles>2</meta:editing-cycles>
    <meta:generator>LibreOffice/5.1.6.2$Linux_X86_64 LibreOffice_project/10m0$Build-2</meta:generator>
    <meta:document-statistic meta:table-count="1" meta:cell-count="2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title svg:x="5.53cm" svg:y="0.316cm" chart:style-name="ch2">
          <text:p>Cpatchdiscr_Gopenmax</text:p>
        </chart:title>
        <chart:plot-area chart:style-name="ch3" table:cell-range-address="results_GOpenmax.G28:results_GOpenmax.J28" svg:x="0.728cm" svg:y="1.222cm" svg:width="14.359cm" svg:height="7.061cm">
          <chartooo:coordinate-region svg:x="1.64cm" svg:y="1.421cm" svg:width="13.353cm" svg:height="6.215cm"/>
          <chart:axis chart:dimension="x" chart:name="primary-x" chart:style-name="ch4">
            <chart:title svg:x="7.368cm" svg:y="8.283cm" chart:style-name="ch5">
              <text:p>openess</text:p>
            </chart:title>
          </chart:axis>
          <chart:axis chart:dimension="y" chart:name="primary-y" chart:style-name="ch4">
            <chart:title svg:x="0cm" svg:y="5.179cm" chart:style-name="ch6">
              <text:p>f_measure</text:p>
            </chart:title>
            <chart:grid chart:style-name="ch7" chart:class="major"/>
          </chart:axis>
          <chart:series chart:style-name="ch8" chart:values-cell-range-address="results_GOpenmax.G28:results_GOpenmax.J28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964410819710125">
                <text:p>0.964410819710125</text:p>
                <draw:g>
                  <svg:desc>results_GOpenmax.G28:results_GOpenmax.J28</svg:desc>
                </draw:g>
              </table:table-cell>
              <table:table-cell office:value-type="float" office:value="0.93262138352956">
                <text:p>0.93262138352956</text:p>
              </table:table-cell>
              <table:table-cell office:value-type="float" office:value="0.928956952308518">
                <text:p>0.928956952308518</text:p>
              </table:table-cell>
              <table:table-cell office:value-type="float" office:value="0.923484856026191">
                <text:p>0.923484856026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